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GroupCacheUDPListener.getInstance( ILateralCacheAttributes i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ralGroupCacheUDPListener.LateralGroupCacheUDPListen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GroupCacheUDPListener.getCache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ateralGroupCacheUDPListener.handlePut( ICacheElement c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